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Display Thin" svg:font-family="'Noto Sans Display Thin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ubtitle">
      <style:text-properties style:font-name="Noto Sans Display Thin"/>
    </style:style>
    <style:style style:name="P2" style:family="paragraph" style:parent-style-name="Title">
      <style:text-properties style:font-name="Noto Sans Display Thin"/>
    </style:style>
    <style:style style:name="P3" style:family="paragraph" style:parent-style-name="Standard">
      <style:text-properties style:font-name="Noto Sans Display Thin"/>
    </style:style>
    <style:style style:name="P4" style:family="paragraph" style:parent-style-name="Standard">
      <style:paragraph-properties fo:text-align="start" style:justify-single-word="false"/>
      <style:text-properties style:font-name="Noto Sans Display Thin" fo:font-size="12pt" officeooo:rsid="0009701d" officeooo:paragraph-rsid="0009701d" style:font-size-asian="10.5pt" style:font-size-complex="12pt"/>
    </style:style>
    <style:style style:name="P5" style:family="paragraph" style:parent-style-name="Standard">
      <style:text-properties style:font-name="Noto Sans Display Thin" fo:font-size="12pt" officeooo:rsid="0022245c" officeooo:paragraph-rsid="0022245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oto Sans Display Thin" fo:font-size="12pt" fo:font-weight="normal" officeooo:rsid="000beff7" officeooo:paragraph-rsid="000beff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oto Sans Display Thin" fo:font-size="12pt" fo:font-weight="normal" officeooo:rsid="002803a5" officeooo:paragraph-rsid="002803a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oto Sans Display Thin" fo:font-size="12pt" fo:font-weight="normal" officeooo:rsid="001b83b0" officeooo:paragraph-rsid="001b83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oto Sans Display Thin" fo:font-size="12pt" fo:font-weight="normal" officeooo:rsid="0019d91f" officeooo:paragraph-rsid="0019d91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oto Sans Display Thin" fo:font-size="12pt" fo:font-weight="normal" officeooo:rsid="001dab9e" officeooo:paragraph-rsid="001dab9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oto Sans Display Thin" fo:font-size="12pt" fo:font-weight="normal" officeooo:rsid="001dac7f" officeooo:paragraph-rsid="001dac7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oto Sans Display Thin" fo:font-size="12pt" fo:font-weight="bold" officeooo:rsid="00130284" officeooo:paragraph-rsid="0013028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Noto Sans Display Thin" fo:font-size="12pt" style:text-underline-style="solid" style:text-underline-width="auto" style:text-underline-color="font-color" fo:font-weight="bold" officeooo:rsid="0029eb1f" officeooo:paragraph-rsid="0029eb1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Noto Sans Display Thin" fo:font-size="12pt" style:text-underline-style="solid" style:text-underline-width="auto" style:text-underline-color="font-color" fo:font-weight="bold" officeooo:rsid="002b2d98" officeooo:paragraph-rsid="002b2d9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Noto Sans Display Thin" fo:font-size="12pt" style:text-underline-style="solid" style:text-underline-width="auto" style:text-underline-color="font-color" fo:font-weight="normal" officeooo:rsid="002ca02c" officeooo:paragraph-rsid="002ca02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oto Sans Display Thin" fo:font-size="12pt" style:text-underline-style="solid" style:text-underline-width="auto" style:text-underline-color="font-color" fo:font-weight="normal" officeooo:rsid="002e471b" officeooo:paragraph-rsid="002e471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oto Sans Display Thin" fo:font-size="12pt" style:text-underline-style="solid" style:text-underline-width="auto" style:text-underline-color="font-color" fo:font-weight="normal" officeooo:rsid="002fd0b6" officeooo:paragraph-rsid="002fd0b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oto Sans Display Thin" fo:font-size="12pt" style:text-underline-style="solid" style:text-underline-width="auto" style:text-underline-color="font-color" fo:font-weight="normal" officeooo:rsid="00325735" officeooo:paragraph-rsid="00325735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oto Sans Display Thin" fo:font-size="12pt" style:text-underline-style="solid" style:text-underline-width="auto" style:text-underline-color="font-color" fo:font-weight="normal" officeooo:rsid="00327a76" officeooo:paragraph-rsid="00327a7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oto Sans Display Thin" fo:font-size="12pt" style:text-underline-style="solid" style:text-underline-width="auto" style:text-underline-color="font-color" fo:font-weight="normal" officeooo:rsid="00327a76" officeooo:paragraph-rsid="0032eff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oto Sans Display Thin" fo:font-size="12pt" style:text-underline-style="solid" style:text-underline-width="auto" style:text-underline-color="font-color" fo:font-weight="normal" officeooo:rsid="00341e5e" officeooo:paragraph-rsid="00341e5e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Noto Sans Display Thin" style:text-underline-style="solid" style:text-underline-width="auto" style:text-underline-color="font-color" fo:font-weight="normal" officeooo:rsid="0024164e" officeooo:paragraph-rsid="0024164e" style:font-weight-asian="normal" style:font-weight-complex="normal"/>
    </style:style>
    <style:style style:name="P23" style:family="paragraph" style:parent-style-name="Standard">
      <style:text-properties style:font-name="Noto Sans Display Thin" style:text-underline-style="solid" style:text-underline-width="auto" style:text-underline-color="font-color" fo:font-weight="normal" officeooo:rsid="0025e446" officeooo:paragraph-rsid="0025e446" style:font-weight-asian="normal" style:font-weight-complex="normal"/>
    </style:style>
    <style:style style:name="P24" style:family="paragraph" style:parent-style-name="Standard">
      <style:text-properties style:font-name="Noto Sans Display Thin" style:text-underline-style="solid" style:text-underline-width="auto" style:text-underline-color="font-color" fo:font-weight="normal" officeooo:rsid="002627e2" officeooo:paragraph-rsid="002627e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solid" style:text-line-through-type="single" style:font-name="Noto Sans Display Thin" fo:font-size="12pt" style:text-underline-style="solid" style:text-underline-width="auto" style:text-underline-color="font-color" fo:font-weight="normal" officeooo:rsid="00325735" officeooo:paragraph-rsid="00325735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Noto Sans Display Thin" fo:font-size="12pt" style:text-underline-style="none" fo:font-weight="normal" officeooo:rsid="0032eff1" officeooo:paragraph-rsid="003569fe" style:font-size-asian="14pt" style:font-weight-asian="normal" style:font-size-complex="14pt" style:font-weight-complex="normal"/>
    </style:style>
    <style:style style:name="P27" style:family="paragraph" style:parent-style-name="Heading_20_2">
      <style:text-properties style:font-name="Noto Sans Display Thin"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38f64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5e446"/>
    </style:style>
    <style:style style:name="T5" style:family="text">
      <style:text-properties style:text-underline-style="none" officeooo:rsid="0025eaa5"/>
    </style:style>
    <style:style style:name="T6" style:family="text">
      <style:text-properties style:text-underline-style="none" officeooo:rsid="002627e2"/>
    </style:style>
    <style:style style:name="T7" style:family="text">
      <style:text-properties style:text-underline-style="none" officeooo:rsid="002803a5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2b2d98" style:font-weight-asian="normal" style:font-weight-complex="normal"/>
    </style:style>
    <style:style style:name="T10" style:family="text">
      <style:text-properties style:text-underline-style="none" officeooo:rsid="002fd0b6"/>
    </style:style>
    <style:style style:name="T11" style:family="text">
      <style:text-properties style:text-underline-style="none" officeooo:rsid="0031cc08"/>
    </style:style>
    <style:style style:name="T12" style:family="text">
      <style:text-properties style:text-underline-style="none" officeooo:rsid="00327a76"/>
    </style:style>
    <style:style style:name="T13" style:family="text">
      <style:text-properties style:text-underline-style="none" officeooo:rsid="0032eff1"/>
    </style:style>
    <style:style style:name="T14" style:family="text">
      <style:text-properties style:text-underline-style="none" officeooo:rsid="003569fe"/>
    </style:style>
    <style:style style:name="T15" style:family="text">
      <style:text-properties officeooo:rsid="0029eb1f"/>
    </style:style>
    <style:style style:name="T16" style:family="text">
      <style:text-properties officeooo:rsid="0032eff1"/>
    </style:style>
    <style:style style:name="T17" style:family="text">
      <style:text-properties style:text-line-through-style="solid" style:text-line-through-type="single" style:text-underline-style="none" officeooo:rsid="0031cc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ame Title</text:p>
      <text:p text:style-name="P1">Gabriel Shelton</text:p>
      <text:p text:style-name="P4"/>
      <text:h text:style-name="P27" text:outline-level="2">Concept Description</text:h>
      <text:p text:style-name="P5"><text:tab/>This game will be used in order to test the capabilities of Armory3D to make a complete game in 3D. <text:s/><text:span text:style-name="T2">In the past I have noticed problems with collision detection and other bugs that have made things difficult. <text:s/>So I seek to investigate these bugs more thoroughly and document how to use certain pieces of Armory3D as I figure them out as Armory3D is poorly documented.</text:span></text:p>
      <text:p text:style-name="P5"><text:tab/><text:span text:style-name="T2">The game I intend to use is a space sharpshooter trainer that is placed in a low-gravity environment that is enclosed in a small station space (single room). <text:s/>The beginning will be a small tutorial on the controls and how to shoot, then the test will begin. <text:s/>The oxygen will be vented from the room and several targets will appear and the player must destroy all of the targets to get the oxygen back. <text:s/>The goal is to destroy as many targets as possible and maybe even get oxygen back into the room.</text:span></text:p>
      <text:p text:style-name="P6"/>
      <text:h text:style-name="P27" text:outline-level="2">Game Assets</text:h>
      <text:p text:style-name="P22">Room:<text:span text:style-name="T3"> The room will be a 1 room (medium size) that has several windows to space and there are several </text:span><text:span text:style-name="T4">spawn points for targets that must be shot.</text:span></text:p>
      <text:p text:style-name="P23">Player:<text:span text:style-name="T3"> The player view is in first person and you can see an energy rifle that you can see and can be shot. <text:s/>It can walk around, and do any interaction with the environment.</text:span></text:p>
      <text:p text:style-name="P23">Target:<text:span text:style-name="T3"> These are plain humanoid shapes that appear, possibly with a particle effect, for the </text:span><text:span text:style-name="T5">player to shoot in order to get the oxygen back. <text:s/></text:span><text:span text:style-name="T6">These targets can take n shots before being destroyed and n may be chosen randomly.</text:span></text:p>
      <text:p text:style-name="P24">Trainer:<text:span text:style-name="T3"> Another humanoid shape although likely not as plain, but it is optional, that is training the player and then testing them.</text:span></text:p>
      <text:p text:style-name="P24">Lighting:<text:span text:style-name="T3"> The environment will be brightly lit and during the venting of oxygen it will be gently flashing red.</text:span></text:p>
      <text:p text:style-name="P24">Sound:<text:span text:style-name="T3"> There will be a sound for the rifle being shot, voice for the trainer and tester, and a sound for the venting of the oxygen.</text:span></text:p>
      <text:p text:style-name="P24">UV:<text:span text:style-name="T3"> UV’s for the trainer, room walls, targets, rifle, </text:span><text:span text:style-name="T7">particle effect (optional).</text:span></text:p>
      <text:p text:style-name="P3"/>
      <text:h text:style-name="P27" text:outline-level="2">UI</text:h>
      <text:p text:style-name="P7"><text:tab/>The UI will show the oxygen level in the form of a percentage (a bar if possible), as well as the normal environment. <text:s/>And it will show the tutorial information <text:span text:style-name="T15">for controls.</text:span></text:p>
      <text:p text:style-name="P12"><text:soft-page-break/></text:p>
      <text:h text:style-name="P27" text:outline-level="2">Game Object Mechanics</text:h>
      <text:p text:style-name="P15">Target:<text:span text:style-name="T3"> The targets are simple in that they will simply sit there and wait to be shot, however they can take a number of shots determined randomly between two values. <text:s/>Once all of the targets are destroyed the game is moved to the win state.</text:span></text:p>
      <text:p text:style-name="P16">Trainer:<text:span text:style-name="T3"> The trainer will move from stage of the tutorial to the next stage until its done. <text:s/>Then </text:span><text:span text:style-name="T10">once the tutorial is done then it will move to the test.</text:span></text:p>
      <text:p text:style-name="P17">Player:<text:span text:style-name="T3"> The player is the core of the game of course which can move around with physics and applying the </text:span><text:span text:style-name="T11">forces along the direction of acceleration. <text:s/>And the movement should be difficult to control as it will be a weak jet-pack. <text:s/>As well a gun will be available for the player which shoots a straight laser and uses </text:span><text:span text:style-name="T17">ray-casting</text:span><text:span text:style-name="T11"> </text:span><text:span text:style-name="T14">standard collision </text:span><text:span text:style-name="T11">to detect hits. <text:s/>Upon an oxygen counter running out the player will die advancing the game to the end state. </text:span></text:p>
      <text:p text:style-name="P9"/>
      <text:h text:style-name="P27" text:outline-level="2">States and Transitions</text:h>
      <text:p text:style-name="P13"><text:span text:style-name="T1">Init:</text:span><text:span text:style-name="T8"> The initial stage requires no interaction in which the models are placed, the player is put in the starting position and the spawn points of the targets is located.</text:span></text:p>
      <text:p text:style-name="P13"><text:span text:style-name="T1">Tutorial:</text:span><text:span text:style-name="T8"> The trainer will explain the test and have guide you through a few test shots with controls showing on the UI.</text:span></text:p>
      <text:p text:style-name="P13"><text:span text:style-name="T1">Target Spawn:</text:span><text:span text:style-name="T8"> Here the targets spawn and any particle effects that are used play, once they are finished they will </text:span><text:span text:style-name="T9">move to the test state.</text:span></text:p>
      <text:p text:style-name="P14"><text:span text:style-name="T1">Test:</text:span><text:span text:style-name="T8"> This is where the oxygen is vented and the player must shoot the targets to get oxygen back. <text:s/>Upon either the player dying or destroying all the targets it will move to the game finish screen.</text:span></text:p>
      <text:p text:style-name="P14"><text:span text:style-name="T1">Game Finish:</text:span><text:span text:style-name="T8"> Here whether the user won or lost is displayed with the option to replay if desired using a key press.</text:span></text:p>
      <text:p text:style-name="P8"/>
      <text:h text:style-name="P27" text:outline-level="2">Milestones</text:h>
      <text:p text:style-name="P18">Shooting Testing:<text:span text:style-name="T3"> Have a model that walks around and shoots a rough gun that sends a small red ray <text:s/>between the gun and where it is pointed (particle or mesh).</text:span></text:p>
      <text:p text:style-name="P25">Setup Ray-casting:<text:span text:style-name="T3"> Use ray-casting to detect what the gun hit, and keep a hit counter.</text:span></text:p>
      <text:p text:style-name="P18">Make the Target:<text:span text:style-name="T3"> Make a target that can take a number of hits </text:span><text:span text:style-name="T12">that is randomly determined between a range and once it has taken that number of hits it disappears and provides a point to the player.</text:span></text:p>
      <text:p text:style-name="P19">Create the Room:<text:span text:style-name="T3"> Room and basic lighting.</text:span></text:p>
      <text:p text:style-name="P20">Oxygen Venting:<text:span text:style-name="T3"> Add the oxygen venting from the room and placing the </text:span><text:span text:style-name="T13">amount of oxygen on the UI.</text:span></text:p>
      <text:p text:style-name="P26">Sounds: Add the sounds for shooting</text:p>
      <text:p text:style-name="P21"><text:span text:style-name="T16">T</text:span>utorial &amp; Trainer:<text:span text:style-name="T3"> Yeah.</text:span></text:p>
      <text:p text:style-name="P10"/>
      <text:h text:style-name="P27" text:outline-level="2"><text:soft-page-break/>Tuning</text:h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Display Thin" svg:font-family="'Noto Sans Display Thin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4:12:59.735456462</meta:creation-date>
    <meta:generator>LibreOffice/6.2.2.2$Linux_X86_64 LibreOffice_project/20$Build-2</meta:generator>
    <dc:date>2019-04-18T10:04:53.894732233</dc:date>
    <meta:editing-duration>PT20H51M35S</meta:editing-duration>
    <meta:editing-cycles>23</meta:editing-cycles>
    <meta:document-statistic meta:table-count="0" meta:image-count="0" meta:object-count="0" meta:page-count="3" meta:paragraph-count="34" meta:word-count="799" meta:character-count="4392" meta:non-whitespace-character-count="3608"/>
  </office:meta>
</office:document-meta>
</file>